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8314" officeooo:paragraph-rsid="00148314" style:font-weight-asian="bold" style:font-weight-complex="bold"/>
    </style:style>
    <style:style style:name="P2" style:family="paragraph" style:parent-style-name="Standard">
      <style:text-properties officeooo:rsid="0013edbe" officeooo:paragraph-rsid="0013edbe"/>
    </style:style>
    <style:style style:name="P3" style:family="paragraph" style:parent-style-name="Standard">
      <style:text-properties officeooo:rsid="00148314" officeooo:paragraph-rsid="00148314"/>
    </style:style>
    <style:style style:name="P4" style:family="paragraph" style:parent-style-name="Standard">
      <style:text-properties fo:font-weight="normal" officeooo:rsid="00148314" officeooo:paragraph-rsid="00148314" style:font-weight-asian="normal" style:font-weight-complex="normal"/>
    </style:style>
    <style:style style:name="P5" style:family="paragraph" style:parent-style-name="Standard">
      <style:text-properties fo:font-weight="normal" officeooo:rsid="00148314" officeooo:paragraph-rsid="00148314" style:font-weight-asian="normal" style:font-weight-complex="normal"/>
    </style:style>
    <style:style style:name="P6" style:family="paragraph" style:parent-style-name="Standard">
      <style:text-properties fo:font-weight="normal" officeooo:rsid="0017ae21" officeooo:paragraph-rsid="0017ae21" style:font-weight-asian="normal" style:font-weight-complex="normal"/>
    </style:style>
    <style:style style:name="P7" style:family="paragraph" style:parent-style-name="Standard">
      <style:paragraph-properties fo:break-before="page"/>
      <style:text-properties fo:font-weight="bold" officeooo:rsid="00148314" officeooo:paragraph-rsid="00148314" style:font-weight-asian="bold" style:font-weight-complex="bold"/>
    </style:style>
    <style:style style:name="P8" style:family="paragraph" style:parent-style-name="Standard">
      <style:text-properties fo:font-weight="bold" officeooo:rsid="0017ae21" officeooo:paragraph-rsid="0017ae2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8314"/>
    </style:style>
    <style:style style:name="T3" style:family="text">
      <style:text-properties officeooo:rsid="0014e8aa"/>
    </style:style>
    <style:style style:name="T4" style:family="text">
      <style:text-properties officeooo:rsid="001792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ntretien 1</text:p>
      <text:p text:style-name="P6"/>
      <text:p text:style-name="P4">Informations sur l’entretien : </text:p>
      <text:p text:style-name="P4"/>
      <text:p text:style-name="P4">- Lieu de l'entretien : Stendhal (Hall côté Condillac)</text:p>
      <text:p text:style-name="P4"/>
      <text:p text:style-name="P4">- Date de l'entretien : 20/02/2025, entre 12h30 et 13h00</text:p>
      <text:p text:style-name="P4"/>
      <text:p text:style-name="P4">- Statut des interviewées : étudiantes</text:p>
      <text:p text:style-name="P4"/>
      <text:p text:style-name="P4">- Manière dont on a recruté les interviewées : nous nous sommes rendus à Stendhal et avons demandé un entretien avec les personnes achetant quelque chose à une des machines.</text:p>
      <text:p text:style-name="P4">Il s’agissait d’un groupe de trois étudiantes devant le distributeur à snacks</text:p>
      <text:p text:style-name="P4"/>
      <text:p text:style-name="P4">Transcription : </text:p>
      <text:p text:style-name="P4"/>
      <text:p text:style-name="P4">N : Euh… du coup vous venez toutes les trois à la machine, généralement ?</text:p>
      <text:p text:style-name="P4"/>
      <text:p text:style-name="P4">G1 : Oui, oui, pourquoi ?</text:p>
      <text:p text:style-name="P4"/>
      <text:p text:style-name="P4">G2 : Oui, parfois.</text:p>
      <text:p text:style-name="P4"/>
      <text:p text:style-name="P4">G3 : Moi non.</text:p>
      <text:p text:style-name="P4"/>
      <text:p text:style-name="P4">N : OK.</text:p>
      <text:p text:style-name="P4"/>
      <text:p text:style-name="P4">G2 : Pas tout le temps</text:p>
      <text:p text:style-name="P4"/>
      <text:p text:style-name="P4">N : Vous venez souvent à cette machine-là ?</text:p>
      <text:p text:style-name="P4"/>
      <text:p text:style-name="P4">G1 : Euh… Moi je -</text:p>
      <text:p text:style-name="P4"/>
      <text:p text:style-name="P4">G2 : Bah… On vient souvent ici donc oui</text:p>
      <text:p text:style-name="P4"/>
      <text:p text:style-name="P4">G1 : Oui, quand on a cours là mais moi j’prends plus de café que de trucs à manger.</text:p>
      <text:p text:style-name="P4"/>
      <text:p text:style-name="P4">G2 : Oui, moi aussi</text:p>
      <text:p text:style-name="P4"/>
      <text:p text:style-name="P4">N : OK. Qu’est-ce que t’as acheté là ? Du coup c’est une canette de Oasis ?</text:p>
      <text:p text:style-name="P4"/>
      <text:p text:style-name="P4">G1 : Ouais, c’est ça</text:p>
      <text:p text:style-name="P4"/>
      <text:p text:style-name="P4">N : Et pourquoi vous venez spécifiquement à cette machine ?</text:p>
      <text:p text:style-name="P4"/>
      <text:p text:style-name="P4">G2 : C’est la plus proche</text:p>
      <text:p text:style-name="P4"/>
      <text:p text:style-name="P4">G1 : C’est la plus proche de nos cours et celles de la cafét’ elles sont plus chères</text:p>
      <text:p text:style-name="P4"/>
      <text:p text:style-name="P4">V : Ah OK</text:p>
      <text:p text:style-name="P4"/>
      <text:p text:style-name="P4">G2 : Ouais</text:p>
      <text:p text:style-name="P4"/>
      <text:p text:style-name="P4"><text:soft-page-break/>V : Ca marche</text:p>
      <text:p text:style-name="P4"/>
      <text:p text:style-name="P4">N : Celles de la cafét’ elles sont plus chères, OK</text:p>
      <text:p text:style-name="P4"/>
      <text:p text:style-name="P4">G1 : Pour le café</text:p>
      <text:p text:style-name="P4"/>
      <text:p text:style-name="P4">N : Et vous allez parfois à d’autres machines que celles-ci ? D’autres distributeurs ?</text:p>
      <text:p text:style-name="P4"/>
      <text:p text:style-name="P4">G2 : Celle de l’autre de l’autre… euh… amphi</text:p>
      <text:p text:style-name="P4"/>
      <text:p text:style-name="P4">G1 : De l’autre aile ouais</text:p>
      <text:p text:style-name="P4">N : OK et pourquoi vous y allez ? Parce que -</text:p>
      <text:p text:style-name="P4"/>
      <text:p text:style-name="P4">G2 : Quand on est là-bas</text:p>
      <text:p text:style-name="P4"/>
      <text:p text:style-name="P4">G1 : Quand on a cours là-bas ouais</text:p>
      <text:p text:style-name="P4"/>
      <text:p text:style-name="P4">N : Quand vous avez cours là-bas ? OK ça marche. Pour vous c’est quoi les critères qui font qu’une machine est bien</text:p>
      <text:p text:style-name="P4"/>
      <text:p text:style-name="P4">G1 : Qu’elle marche (rires)</text:p>
      <text:p text:style-name="P4"/>
      <text:p text:style-name="P4">G2 : (rires) Ouais, qu’elle soit pas cassée</text:p>
      <text:p text:style-name="P4"/>
      <text:p text:style-name="P4">G1 : Et ça arrive souvent qu’elle marche pas</text:p>
      <text:p text:style-name="P4"/>
      <text:p text:style-name="P4">G2 : Qu’elle marche et que les prix soient pas trop abusés parce que des fois tu te dis bon</text:p>
      <text:p text:style-name="P4"/>
      <text:p text:style-name="P4">N : OK. Et quand ça marche pas vous faites quoi ?</text:p>
      <text:p text:style-name="P4"/>
      <text:p text:style-name="P4">G1 : On est là </text:p>
      <text:p text:style-name="P4"/>
      <text:p text:style-name="P4">G2 : Et bien tant pis</text:p>
      <text:p text:style-name="P4"/>
      <text:p text:style-name="P4">G1 : On souffre</text:p>
      <text:p text:style-name="P4"/>
      <text:p text:style-name="P4">G1 &amp; G2 : En silence (rires)</text:p>
      <text:p text:style-name="P4"/>
      <text:p text:style-name="P4">G2 : On s’calme et on souffre</text:p>
      <text:p text:style-name="P4"/>
      <text:p text:style-name="P4">N : OK</text:p>
      <text:p text:style-name="P4"/>
      <text:p text:style-name="P4">V : OK. Vous abandonnez, vous allez pas à une autre machine ou… ?</text:p>
      <text:p text:style-name="P4"/>
      <text:p text:style-name="P4">G1 : Non. Bah ça dépend, si j’veux vraiment un café parce que j’ai dormi deux heures la nuit, oui mais...</text:p>
      <text:p text:style-name="P4"/>
      <text:p text:style-name="P4">V : Ouais OK, ça marche</text:p>
      <text:p text:style-name="P4"/>
      <text:p text:style-name="P4">G2 : Ca m’arrive pas moi d’aller ailleurs</text:p>
      <text:p text:style-name="P4"/>
      <text:p text:style-name="P4">G1 : Ca m’est déjà arrivé. J’ai déjà couru… (rires)</text:p>
      <text:p text:style-name="P4"><text:soft-page-break/></text:p>
      <text:p text:style-name="P4">N : OK les critères donc c’est vraiment que ça fonctionne et...</text:p>
      <text:p text:style-name="P4"/>
      <text:p text:style-name="P4">G1 : Ouais et que ce soit pas trop cher</text:p>
      <text:p text:style-name="P4"/>
      <text:p text:style-name="P4">N : … et les prix</text:p>
      <text:p text:style-name="P4"/>
      <text:p text:style-name="P4">G1 &amp; G2 : Oui</text:p>
      <text:p text:style-name="P4"/>
      <text:p text:style-name="P4">G1 : Genre là les cafés ils sont pas chers et ils sont plus chers ailleurs ou… Peut-être je les prends là plus qu’ailleurs, ‘fin…</text:p>
      <text:p text:style-name="P4">N : OK</text:p>
      <text:p text:style-name="P4"/>
      <text:p text:style-name="P4">G1 : Ca marche</text:p>
      <text:p text:style-name="P4"/>
      <text:p text:style-name="P4">N : T’arrives à peu près à savoir euh où c’est sur le campus que c’est plus ou moins cher ?</text:p>
      <text:p text:style-name="P4"/>
      <text:p text:style-name="P4">G1 : Bah j’suis que à Stendhal mais là et l’autre hall de Stendhal, ils sont moins chers que la cafét’ de Stendhal et ils sont moins chers que dans les cafés ou quoi ‘fin…</text:p>
      <text:p text:style-name="P4"/>
      <text:p text:style-name="P4">N : OK. OK, bah super merci beaucoup</text:p>
      <text:p text:style-name="P4"/>
      <text:p text:style-name="P4">G2 : Bah merci</text:p>
      <text:p text:style-name="P4"/>
      <text:p text:style-name="P4">V : Merci beaucoup</text:p>
      <text:p text:style-name="P4"/>
      <text:p text:style-name="P4">G1 : Bonne journée</text:p>
      <text:p text:style-name="P4"/>
      <text:p text:style-name="P4">G2 : Bah bonne journée</text:p>
      <text:p text:style-name="P4"/>
      <text:p text:style-name="P4">N : Vous aussi</text:p>
      <text:p text:style-name="P4"/>
      <text:p text:style-name="P4">V : Bonne journée. Salut !</text:p>
      <text:p text:style-name="P4"/>
      <text:p text:style-name="P4"/>
      <text:p text:style-name="P4">Commentaires sur l’entretien : </text:p>
      <text:p text:style-name="P4"/>
      <text:p text:style-name="P4">Fréquence : Deux se rendent fréquemment à la machine à café quand elles ont cours. La dernière ne prend rien mais les accompagne.</text:p>
      <text:p text:style-name="P4"/>
      <text:p text:style-name="P4">Les critères de choix d’une machine : fonctionnelle, un prix pas trop cher, proximité par rapport au lieu d’études</text:p>
      <text:p text:style-name="P4"/>
      <text:p text:style-name="P4">Face à une défaillance machine : une personne dit qu’elle irait voir une autre machine si vraiment elle avait besoin d’un café. Cela n’est jamais arrivé à l’autre personne, qui abandonn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T4">Entretien 2 : </text:span>B.U Droit Lettres : une personne interviewée.</text:p>
      <text:p text:style-name="P1"/>
      <text:p text:style-name="P2">V = Van-Louis ; I = interviewée</text:p>
      <text:p text:style-name="P2"/>
      <text:p text:style-name="P2">-V : Qu’est ce que vous avez pris à la machine ?</text:p>
      <text:p text:style-name="P2"><text:span text:style-name="T1">-I : Euh un e, un espresso.</text:span><text:line-break/>-V : Ok ça marche, et vous venez souvent ici ? À cette machine en particulier ?<text:line-break/><text:span text:style-name="T1">-I : Hmm pas forcément, je vais à.. je vais au petit hmm.., fin, <text:s/>c’est un snack je crois qui est plus loin.</text:span><text:line-break/>-V : Ah oui au niveau de l’arrêt ?</text:p>
      <text:p text:style-name="P2"><text:span text:style-name="T1">-I : en face, ouais voilà.</text:span><text:line-break/>-V : <text:span text:style-name="T2">Ça marche, heum.. Alors pourquoi vous êtes venu à cette machine en particulier ?</text:span></text:p>
      <text:p text:style-name="P3"><text:span text:style-name="T1">-I : Euh… Là maintenant, parce que je me suis dit que c’était moins cher que, qu’en face (rires).</text:span><text:line-break/>-V : Okay, ouais. Et, pour vous qu’est ce qui fait qu’une machine est bien ? Qu’elle remplie euh…<text:line-break/><text:span text:style-name="T1">-I : Ben moi faut que ce soit pas cher et que ce soit facile d’utilisation.</text:span><text:line-break/>-V : d’accord, okay. Et dernière question, si la machine ne marche pas qu’est-ce que vous faîtes ?<text:line-break/><text:span text:style-name="T1">-I : Je m’énerve (rires), et je regarde s’il y a un numéro de téléphone et je les appelle.</text:span><text:line-break/>-V :<text:span text:style-name="T3">(rires)</text:span> D’accord, merci beaucoup bonne journée.<text:line-break/><text:line-break/><text:span text:style-name="T1">Analyse </text:span></text:p>
      <text:p text:style-name="P4">→ Est venu en supposant un prix moins élevé que ce qu’elle connaissait (n’est apparemment pas une habituée des machines car va d’habitude dans un commerce pour son café).</text:p>
      <text:p text:style-name="P4">Ce qui est important pour elle : les prix et la facilité d’utilisation (pour la facilité d’utilisation on ne peut à priori pas directement impacté là dessus car on ne va pas repenser l’interaction avec la<text:tab/>machine ).<text:line-break/>→ En cas de problème cherche à joindre le numéro de téléphone inscrit sur la machin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09:51:24.518321862</meta:creation-date>
    <dc:date>2025-02-22T20:21:10.903587848</dc:date>
    <meta:editing-duration>PT14M15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4" meta:paragraph-count="80" meta:word-count="991" meta:character-count="4852" meta:non-whitespace-character-count="3934"/>
  </office:meta>
</office:document-meta>
</file>